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Schematic checks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Global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Pass ERC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0 Errors, 0 Warning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mainng Warnings checked and OK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Testing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LEDs on all power lines</text:p>
          </table:table-cell>
          <table:table-cell table:style-name="ce2" office:value-type="string" calcext:value-type="string">
            <text:p>OK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Power management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All power lines clearly labeled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Polarity protection if required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Fuse if necessary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1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Schematic – CPU</text:p>
          </table:table-cell>
          <table:table-cell table:style-name="ce2"/>
          <table:table-cell table:style-name="ce1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Title block filled out correctly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16381"/>
        </table:table-row>
        <table:table-row table:style-name="ro1">
          <table:table-cell table:style-name="ce2" office:value-type="string" calcext:value-type="string">
            <text:p>All separate blocks have name/border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16381"/>
        </table:table-row>
        <table:table-row table:style-name="ro1">
          <table:table-cell table:style-name="ce2" office:value-type="string" calcext:value-type="string">
            <text:p>All properly aligned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16381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1" office:value-type="string" calcext:value-type="string">
            <text:p>Schematic – Support</text:p>
          </table:table-cell>
          <table:table-cell table:style-name="ce2"/>
          <table:table-cell table:style-name="ce1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Title block filled out correctly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All separate blocks have name/borde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All properly aligned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6382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U1 – Schmitt Trigger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74LS14 but should work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U2 – Z80 CPU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3 – RAM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4 – ROM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5 Atmega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6 SIO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7 MAX23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table:style-name="ce4"/>
          <table:table-cell office:value-type="string" calcext:value-type="string">
            <text:p>1uF Ceramic or Tanta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Y1 Crysta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values for applicatio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ct wattage for applicatio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as requi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polari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wattage for applic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polarity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stor properly calcula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polarity if releva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ct Voltage Rat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J1 Debug Po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J2 DC Ja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J3 RS23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CB checks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2" office:value-type="string" calcext:value-type="string">
            <text:p>Run DRC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2" office:value-type="string" calcext:value-type="string">
            <text:p>PCB markings, date, version, name etc.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2" office:value-type="string" calcext:value-type="string">
            <text:p>stackup corresponds to factory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2" office:value-type="string" calcext:value-type="string">
            <text:p>limits correspond to factory</text:p>
          </table:table-cell>
          <table:table-cell table:style-name="ce1"/>
          <table:table-cell table:number-columns-repeated="16382"/>
        </table:table-row>
        <table:table-row table:style-name="ro1">
          <table:table-cell office:value-type="string" calcext:value-type="string">
            <text:p>no sensitive tracks under noisy componen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1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2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3 decoup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4 decoupl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5 decoupl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6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7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1 decoupling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5:57:29.546220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1T11:28:33.217786404</meta:creation-date>
    <dc:date>2025-05-17T23:15:34.265975086</dc:date>
    <meta:editing-duration>PT7H18M41S</meta:editing-duration>
    <meta:editing-cycles>78</meta:editing-cycles>
    <meta:generator>LibreOffice/25.2.3.2$Linux_X86_64 LibreOffice_project/520$Build-2</meta:generator>
    <meta:document-statistic meta:table-count="1" meta:cell-count="217" meta:object-count="0"/>
  </office:meta>
</office:document-meta>
</file>